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a bit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go to the store for beverages, so I decided to walk to her house, where she did the dishes got dressed. I drove us to Scott’s house and parked behind Greg as Alyse pulled up right behind us. We went inside and had the best time hanging out with Greg, Esther, Dulci, Alyse, Becca, Kevin, Steve, Scott, Leann, Myrtle, Sal, and, briefly, Theo. We made pizzas on the Piezanno, ate floor cake and listened to music.</text:p>
      <text:p text:style-name="P44"><text:s text:c="3"/>Hannah got tired an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7T14:37:06.408894035</dc:date>
    <meta:editing-duration>P65DT16H53M27S</meta:editing-duration>
    <meta:editing-cycles>696</meta:editing-cycles>
    <meta:generator>LibreOffice/24.2.5.2$MacOSX_X86_64 LibreOffice_project/bffef4ea93e59bebbeaf7f431bb02b1a39ee8a59</meta:generator>
    <meta:print-date>2024-11-06T16:15:42.528971873</meta:print-date>
    <meta:document-statistic meta:table-count="0" meta:image-count="0" meta:object-count="0" meta:page-count="45" meta:paragraph-count="139" meta:word-count="6365" meta:character-count="33675" meta:non-whitespace-character-count="27323"/>
  </office:meta>
</office:document-meta>
</file>